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5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0"/>
        </table:table-row>
        <table:table-row table:style-name="ro1">
          <table:table-cell office:value-type="float" office:value="371427000" calcext:value-type="float">
            <text:p>371427000</text:p>
          </table:table-cell>
          <table:table-cell office:value-type="float" office:value="371275000" calcext:value-type="float">
            <text:p>371275000</text:p>
          </table:table-cell>
          <table:table-cell office:value-type="float" office:value="371894000" calcext:value-type="float">
            <text:p>371894000</text:p>
          </table:table-cell>
          <table:table-cell office:value-type="float" office:value="371741000" calcext:value-type="float">
            <text:p>371741000</text:p>
          </table:table-cell>
          <table:table-cell office:value-type="float" office:value="371010000" calcext:value-type="float">
            <text:p>371010000</text:p>
          </table:table-cell>
          <table:table-cell office:value-type="float" office:value="371480000" calcext:value-type="float">
            <text:p>371480000</text:p>
          </table:table-cell>
          <table:table-cell office:value-type="float" office:value="371148000" calcext:value-type="float">
            <text:p>371148000</text:p>
          </table:table-cell>
          <table:table-cell office:value-type="float" office:value="371212000" calcext:value-type="float">
            <text:p>371212000</text:p>
          </table:table-cell>
          <table:table-cell office:value-type="float" office:value="371045000" calcext:value-type="float">
            <text:p>371045000</text:p>
          </table:table-cell>
          <table:table-cell office:value-type="float" office:value="371453000" calcext:value-type="float">
            <text:p>371453000</text:p>
          </table:table-cell>
          <table:table-cell office:value-type="float" office:value="371491000" calcext:value-type="float">
            <text:p>371491000</text:p>
          </table:table-cell>
          <table:table-cell office:value-type="float" office:value="371269000" calcext:value-type="float">
            <text:p>371269000</text:p>
          </table:table-cell>
          <table:table-cell office:value-type="float" office:value="371401000" calcext:value-type="float">
            <text:p>371401000</text:p>
          </table:table-cell>
          <table:table-cell office:value-type="float" office:value="371085000" calcext:value-type="float">
            <text:p>371085000</text:p>
          </table:table-cell>
          <table:table-cell office:value-type="float" office:value="371745000" calcext:value-type="float">
            <text:p>371745000</text:p>
          </table:table-cell>
          <table:table-cell office:value-type="float" office:value="371424000" calcext:value-type="float">
            <text:p>371424000</text:p>
          </table:table-cell>
          <table:table-cell office:value-type="float" office:value="371114000" calcext:value-type="float">
            <text:p>371114000</text:p>
          </table:table-cell>
          <table:table-cell office:value-type="float" office:value="371341000" calcext:value-type="float">
            <text:p>371341000</text:p>
          </table:table-cell>
          <table:table-cell office:value-type="float" office:value="371363000" calcext:value-type="float">
            <text:p>371363000</text:p>
          </table:table-cell>
          <table:table-cell office:value-type="float" office:value="371343000" calcext:value-type="float">
            <text:p>371343000</text:p>
          </table:table-cell>
          <table:table-cell office:value-type="float" office:value="381682000" calcext:value-type="float">
            <text:p>381682000</text:p>
          </table:table-cell>
          <table:table-cell office:value-type="float" office:value="381683000" calcext:value-type="float">
            <text:p>381683000</text:p>
          </table:table-cell>
          <table:table-cell office:value-type="float" office:value="381685000" calcext:value-type="float">
            <text:p>381685000</text:p>
          </table:table-cell>
          <table:table-cell office:value-type="float" office:value="381677000" calcext:value-type="float">
            <text:p>381677000</text:p>
          </table:table-cell>
          <table:table-cell office:value-type="float" office:value="381681000" calcext:value-type="float">
            <text:p>381681000</text:p>
          </table:table-cell>
          <table:table-cell table:number-columns-repeated="2" office:value-type="float" office:value="381683000" calcext:value-type="float">
            <text:p>381683000</text:p>
          </table:table-cell>
          <table:table-cell office:value-type="float" office:value="381682000" calcext:value-type="float">
            <text:p>381682000</text:p>
          </table:table-cell>
          <table:table-cell office:value-type="float" office:value="381679000" calcext:value-type="float">
            <text:p>381679000</text:p>
          </table:table-cell>
          <table:table-cell office:value-type="float" office:value="381684000" calcext:value-type="float">
            <text:p>381684000</text:p>
          </table:table-cell>
          <table:table-cell office:value-type="float" office:value="381682000" calcext:value-type="float">
            <text:p>381682000</text:p>
          </table:table-cell>
          <table:table-cell office:value-type="float" office:value="381681000" calcext:value-type="float">
            <text:p>381681000</text:p>
          </table:table-cell>
          <table:table-cell office:value-type="float" office:value="381684000" calcext:value-type="float">
            <text:p>381684000</text:p>
          </table:table-cell>
          <table:table-cell office:value-type="float" office:value="381679000" calcext:value-type="float">
            <text:p>381679000</text:p>
          </table:table-cell>
          <table:table-cell office:value-type="float" office:value="381681000" calcext:value-type="float">
            <text:p>381681000</text:p>
          </table:table-cell>
          <table:table-cell office:value-type="float" office:value="381685000" calcext:value-type="float">
            <text:p>381685000</text:p>
          </table:table-cell>
          <table:table-cell office:value-type="float" office:value="381684000" calcext:value-type="float">
            <text:p>381684000</text:p>
          </table:table-cell>
          <table:table-cell office:value-type="float" office:value="381681000" calcext:value-type="float">
            <text:p>381681000</text:p>
          </table:table-cell>
          <table:table-cell office:value-type="float" office:value="381679000" calcext:value-type="float">
            <text:p>381679000</text:p>
          </table:table-cell>
          <table:table-cell office:value-type="float" office:value="381682000" calcext:value-type="float">
            <text:p>381682000</text:p>
          </table:table-cell>
          <table:table-cell office:value-type="float" office:value="381950000" calcext:value-type="float">
            <text:p>381950000</text:p>
          </table:table-cell>
          <table:table-cell office:value-type="float" office:value="381942000" calcext:value-type="float">
            <text:p>381942000</text:p>
          </table:table-cell>
          <table:table-cell office:value-type="float" office:value="381937000" calcext:value-type="float">
            <text:p>381937000</text:p>
          </table:table-cell>
          <table:table-cell office:value-type="float" office:value="381953000" calcext:value-type="float">
            <text:p>381953000</text:p>
          </table:table-cell>
          <table:table-cell office:value-type="float" office:value="381937000" calcext:value-type="float">
            <text:p>381937000</text:p>
          </table:table-cell>
          <table:table-cell office:value-type="float" office:value="381927000" calcext:value-type="float">
            <text:p>381927000</text:p>
          </table:table-cell>
          <table:table-cell office:value-type="float" office:value="381940000" calcext:value-type="float">
            <text:p>381940000</text:p>
          </table:table-cell>
          <table:table-cell office:value-type="float" office:value="381948000" calcext:value-type="float">
            <text:p>381948000</text:p>
          </table:table-cell>
          <table:table-cell office:value-type="float" office:value="381931000" calcext:value-type="float">
            <text:p>381931000</text:p>
          </table:table-cell>
          <table:table-cell office:value-type="float" office:value="381949000" calcext:value-type="float">
            <text:p>381949000</text:p>
          </table:table-cell>
          <table:table-cell office:value-type="float" office:value="381956000" calcext:value-type="float">
            <text:p>381956000</text:p>
          </table:table-cell>
          <table:table-cell office:value-type="float" office:value="381925000" calcext:value-type="float">
            <text:p>381925000</text:p>
          </table:table-cell>
          <table:table-cell office:value-type="float" office:value="381951000" calcext:value-type="float">
            <text:p>381951000</text:p>
          </table:table-cell>
          <table:table-cell office:value-type="float" office:value="381957000" calcext:value-type="float">
            <text:p>381957000</text:p>
          </table:table-cell>
          <table:table-cell office:value-type="float" office:value="381926000" calcext:value-type="float">
            <text:p>381926000</text:p>
          </table:table-cell>
          <table:table-cell table:number-columns-repeated="2" office:value-type="float" office:value="381948000" calcext:value-type="float">
            <text:p>381948000</text:p>
          </table:table-cell>
          <table:table-cell office:value-type="float" office:value="381967000" calcext:value-type="float">
            <text:p>381967000</text:p>
          </table:table-cell>
          <table:table-cell office:value-type="float" office:value="381949000" calcext:value-type="float">
            <text:p>381949000</text:p>
          </table:table-cell>
          <table:table-cell office:value-type="float" office:value="381954000" calcext:value-type="float">
            <text:p>381954000</text:p>
          </table:table-cell>
          <table:table-cell table:number-columns-repeated="21" office:value-type="float" office:value="383053000" calcext:value-type="float">
            <text:p>383053000</text:p>
          </table:table-cell>
          <table:table-cell table:number-columns-repeated="2"/>
          <table:table-cell table:formula="of:=MAX([.A4:.CD4])" office:value-type="float" office:value="383053000" calcext:value-type="float">
            <text:p>383053000</text:p>
          </table:table-cell>
          <table:table-cell table:number-columns-repeated="3"/>
        </table:table-row>
        <table:table-row table:style-name="ro1">
          <table:table-cell office:value-type="float" office:value="371978000" calcext:value-type="float">
            <text:p>371978000</text:p>
          </table:table-cell>
          <table:table-cell office:value-type="float" office:value="372093000" calcext:value-type="float">
            <text:p>372093000</text:p>
          </table:table-cell>
          <table:table-cell office:value-type="float" office:value="372350000" calcext:value-type="float">
            <text:p>372350000</text:p>
          </table:table-cell>
          <table:table-cell office:value-type="float" office:value="372551000" calcext:value-type="float">
            <text:p>372551000</text:p>
          </table:table-cell>
          <table:table-cell office:value-type="float" office:value="372529000" calcext:value-type="float">
            <text:p>372529000</text:p>
          </table:table-cell>
          <table:table-cell office:value-type="float" office:value="372727000" calcext:value-type="float">
            <text:p>372727000</text:p>
          </table:table-cell>
          <table:table-cell office:value-type="float" office:value="372429000" calcext:value-type="float">
            <text:p>372429000</text:p>
          </table:table-cell>
          <table:table-cell office:value-type="float" office:value="372660000" calcext:value-type="float">
            <text:p>372660000</text:p>
          </table:table-cell>
          <table:table-cell office:value-type="float" office:value="372763000" calcext:value-type="float">
            <text:p>372763000</text:p>
          </table:table-cell>
          <table:table-cell office:value-type="float" office:value="372453000" calcext:value-type="float">
            <text:p>372453000</text:p>
          </table:table-cell>
          <table:table-cell office:value-type="float" office:value="372475000" calcext:value-type="float">
            <text:p>372475000</text:p>
          </table:table-cell>
          <table:table-cell office:value-type="float" office:value="372792000" calcext:value-type="float">
            <text:p>372792000</text:p>
          </table:table-cell>
          <table:table-cell office:value-type="float" office:value="373056000" calcext:value-type="float">
            <text:p>373056000</text:p>
          </table:table-cell>
          <table:table-cell office:value-type="float" office:value="372169000" calcext:value-type="float">
            <text:p>372169000</text:p>
          </table:table-cell>
          <table:table-cell office:value-type="float" office:value="372474000" calcext:value-type="float">
            <text:p>372474000</text:p>
          </table:table-cell>
          <table:table-cell office:value-type="float" office:value="372877000" calcext:value-type="float">
            <text:p>372877000</text:p>
          </table:table-cell>
          <table:table-cell office:value-type="float" office:value="372688000" calcext:value-type="float">
            <text:p>372688000</text:p>
          </table:table-cell>
          <table:table-cell office:value-type="float" office:value="372110000" calcext:value-type="float">
            <text:p>372110000</text:p>
          </table:table-cell>
          <table:table-cell office:value-type="float" office:value="372282000" calcext:value-type="float">
            <text:p>372282000</text:p>
          </table:table-cell>
          <table:table-cell office:value-type="float" office:value="372738000" calcext:value-type="float">
            <text:p>372738000</text:p>
          </table:table-cell>
          <table:table-cell table:number-columns-repeated="2" office:value-type="float" office:value="379069000" calcext:value-type="float">
            <text:p>379069000</text:p>
          </table:table-cell>
          <table:table-cell office:value-type="float" office:value="379104000" calcext:value-type="float">
            <text:p>379104000</text:p>
          </table:table-cell>
          <table:table-cell office:value-type="float" office:value="379073000" calcext:value-type="float">
            <text:p>379073000</text:p>
          </table:table-cell>
          <table:table-cell office:value-type="float" office:value="379107000" calcext:value-type="float">
            <text:p>379107000</text:p>
          </table:table-cell>
          <table:table-cell office:value-type="float" office:value="379104000" calcext:value-type="float">
            <text:p>379104000</text:p>
          </table:table-cell>
          <table:table-cell office:value-type="float" office:value="379133000" calcext:value-type="float">
            <text:p>379133000</text:p>
          </table:table-cell>
          <table:table-cell office:value-type="float" office:value="379070000" calcext:value-type="float">
            <text:p>379070000</text:p>
          </table:table-cell>
          <table:table-cell office:value-type="float" office:value="379072000" calcext:value-type="float">
            <text:p>379072000</text:p>
          </table:table-cell>
          <table:table-cell office:value-type="float" office:value="379071000" calcext:value-type="float">
            <text:p>379071000</text:p>
          </table:table-cell>
          <table:table-cell office:value-type="float" office:value="379073000" calcext:value-type="float">
            <text:p>379073000</text:p>
          </table:table-cell>
          <table:table-cell office:value-type="float" office:value="379086000" calcext:value-type="float">
            <text:p>379086000</text:p>
          </table:table-cell>
          <table:table-cell office:value-type="float" office:value="379070000" calcext:value-type="float">
            <text:p>379070000</text:p>
          </table:table-cell>
          <table:table-cell office:value-type="float" office:value="379083000" calcext:value-type="float">
            <text:p>379083000</text:p>
          </table:table-cell>
          <table:table-cell table:number-columns-repeated="2" office:value-type="float" office:value="379073000" calcext:value-type="float">
            <text:p>379073000</text:p>
          </table:table-cell>
          <table:table-cell office:value-type="float" office:value="379086000" calcext:value-type="float">
            <text:p>379086000</text:p>
          </table:table-cell>
          <table:table-cell table:number-columns-repeated="3" office:value-type="float" office:value="379073000" calcext:value-type="float">
            <text:p>379073000</text:p>
          </table:table-cell>
          <table:table-cell office:value-type="float" office:value="380529000" calcext:value-type="float">
            <text:p>380529000</text:p>
          </table:table-cell>
          <table:table-cell office:value-type="float" office:value="380600000" calcext:value-type="float">
            <text:p>380600000</text:p>
          </table:table-cell>
          <table:table-cell office:value-type="float" office:value="380645000" calcext:value-type="float">
            <text:p>380645000</text:p>
          </table:table-cell>
          <table:table-cell office:value-type="float" office:value="380592000" calcext:value-type="float">
            <text:p>380592000</text:p>
          </table:table-cell>
          <table:table-cell office:value-type="float" office:value="380586000" calcext:value-type="float">
            <text:p>380586000</text:p>
          </table:table-cell>
          <table:table-cell office:value-type="float" office:value="380578000" calcext:value-type="float">
            <text:p>380578000</text:p>
          </table:table-cell>
          <table:table-cell office:value-type="float" office:value="380543000" calcext:value-type="float">
            <text:p>380543000</text:p>
          </table:table-cell>
          <table:table-cell office:value-type="float" office:value="380545000" calcext:value-type="float">
            <text:p>380545000</text:p>
          </table:table-cell>
          <table:table-cell office:value-type="float" office:value="380555000" calcext:value-type="float">
            <text:p>380555000</text:p>
          </table:table-cell>
          <table:table-cell office:value-type="float" office:value="380650000" calcext:value-type="float">
            <text:p>380650000</text:p>
          </table:table-cell>
          <table:table-cell office:value-type="float" office:value="380556000" calcext:value-type="float">
            <text:p>380556000</text:p>
          </table:table-cell>
          <table:table-cell office:value-type="float" office:value="380574000" calcext:value-type="float">
            <text:p>380574000</text:p>
          </table:table-cell>
          <table:table-cell office:value-type="float" office:value="380604000" calcext:value-type="float">
            <text:p>380604000</text:p>
          </table:table-cell>
          <table:table-cell office:value-type="float" office:value="380609000" calcext:value-type="float">
            <text:p>380609000</text:p>
          </table:table-cell>
          <table:table-cell office:value-type="float" office:value="380623000" calcext:value-type="float">
            <text:p>380623000</text:p>
          </table:table-cell>
          <table:table-cell office:value-type="float" office:value="380541000" calcext:value-type="float">
            <text:p>380541000</text:p>
          </table:table-cell>
          <table:table-cell office:value-type="float" office:value="380656000" calcext:value-type="float">
            <text:p>380656000</text:p>
          </table:table-cell>
          <table:table-cell office:value-type="float" office:value="380521000" calcext:value-type="float">
            <text:p>380521000</text:p>
          </table:table-cell>
          <table:table-cell office:value-type="float" office:value="380591000" calcext:value-type="float">
            <text:p>380591000</text:p>
          </table:table-cell>
          <table:table-cell office:value-type="float" office:value="380694000" calcext:value-type="float">
            <text:p>380694000</text:p>
          </table:table-cell>
          <table:table-cell table:number-columns-repeated="21" office:value-type="float" office:value="384990000" calcext:value-type="float">
            <text:p>384990000</text:p>
          </table:table-cell>
          <table:table-cell table:number-columns-repeated="2"/>
          <table:table-cell table:formula="of:=MAX([.A5:.CD5])" office:value-type="float" office:value="384990000" calcext:value-type="float">
            <text:p>384990000</text:p>
          </table:table-cell>
          <table:table-cell table:number-columns-repeated="3"/>
        </table:table-row>
        <table:table-row table:style-name="ro1">
          <table:table-cell office:value-type="float" office:value="372502000" calcext:value-type="float">
            <text:p>372502000</text:p>
          </table:table-cell>
          <table:table-cell office:value-type="float" office:value="373095000" calcext:value-type="float">
            <text:p>373095000</text:p>
          </table:table-cell>
          <table:table-cell office:value-type="float" office:value="372826000" calcext:value-type="float">
            <text:p>372826000</text:p>
          </table:table-cell>
          <table:table-cell office:value-type="float" office:value="372756000" calcext:value-type="float">
            <text:p>372756000</text:p>
          </table:table-cell>
          <table:table-cell office:value-type="float" office:value="372804000" calcext:value-type="float">
            <text:p>372804000</text:p>
          </table:table-cell>
          <table:table-cell office:value-type="float" office:value="372364000" calcext:value-type="float">
            <text:p>372364000</text:p>
          </table:table-cell>
          <table:table-cell office:value-type="float" office:value="372784000" calcext:value-type="float">
            <text:p>372784000</text:p>
          </table:table-cell>
          <table:table-cell office:value-type="float" office:value="372490000" calcext:value-type="float">
            <text:p>372490000</text:p>
          </table:table-cell>
          <table:table-cell office:value-type="float" office:value="372760000" calcext:value-type="float">
            <text:p>372760000</text:p>
          </table:table-cell>
          <table:table-cell office:value-type="float" office:value="372939000" calcext:value-type="float">
            <text:p>372939000</text:p>
          </table:table-cell>
          <table:table-cell office:value-type="float" office:value="372862000" calcext:value-type="float">
            <text:p>372862000</text:p>
          </table:table-cell>
          <table:table-cell office:value-type="float" office:value="372788000" calcext:value-type="float">
            <text:p>372788000</text:p>
          </table:table-cell>
          <table:table-cell office:value-type="float" office:value="373116000" calcext:value-type="float">
            <text:p>373116000</text:p>
          </table:table-cell>
          <table:table-cell office:value-type="float" office:value="372886000" calcext:value-type="float">
            <text:p>372886000</text:p>
          </table:table-cell>
          <table:table-cell office:value-type="float" office:value="373037000" calcext:value-type="float">
            <text:p>373037000</text:p>
          </table:table-cell>
          <table:table-cell office:value-type="float" office:value="373118000" calcext:value-type="float">
            <text:p>373118000</text:p>
          </table:table-cell>
          <table:table-cell office:value-type="float" office:value="372815000" calcext:value-type="float">
            <text:p>372815000</text:p>
          </table:table-cell>
          <table:table-cell office:value-type="float" office:value="372465000" calcext:value-type="float">
            <text:p>372465000</text:p>
          </table:table-cell>
          <table:table-cell office:value-type="float" office:value="372707000" calcext:value-type="float">
            <text:p>372707000</text:p>
          </table:table-cell>
          <table:table-cell office:value-type="float" office:value="372560000" calcext:value-type="float">
            <text:p>372560000</text:p>
          </table:table-cell>
          <table:table-cell table:number-columns-repeated="20" office:value-type="float" office:value="382527000" calcext:value-type="float">
            <text:p>382527000</text:p>
          </table:table-cell>
          <table:table-cell office:value-type="float" office:value="382682000" calcext:value-type="float">
            <text:p>382682000</text:p>
          </table:table-cell>
          <table:table-cell office:value-type="float" office:value="382727000" calcext:value-type="float">
            <text:p>382727000</text:p>
          </table:table-cell>
          <table:table-cell office:value-type="float" office:value="382712000" calcext:value-type="float">
            <text:p>382712000</text:p>
          </table:table-cell>
          <table:table-cell office:value-type="float" office:value="382701000" calcext:value-type="float">
            <text:p>382701000</text:p>
          </table:table-cell>
          <table:table-cell office:value-type="float" office:value="382642000" calcext:value-type="float">
            <text:p>382642000</text:p>
          </table:table-cell>
          <table:table-cell office:value-type="float" office:value="382721000" calcext:value-type="float">
            <text:p>382721000</text:p>
          </table:table-cell>
          <table:table-cell office:value-type="float" office:value="382702000" calcext:value-type="float">
            <text:p>382702000</text:p>
          </table:table-cell>
          <table:table-cell office:value-type="float" office:value="382755000" calcext:value-type="float">
            <text:p>382755000</text:p>
          </table:table-cell>
          <table:table-cell office:value-type="float" office:value="382698000" calcext:value-type="float">
            <text:p>382698000</text:p>
          </table:table-cell>
          <table:table-cell office:value-type="float" office:value="382719000" calcext:value-type="float">
            <text:p>382719000</text:p>
          </table:table-cell>
          <table:table-cell office:value-type="float" office:value="382743000" calcext:value-type="float">
            <text:p>382743000</text:p>
          </table:table-cell>
          <table:table-cell office:value-type="float" office:value="382737000" calcext:value-type="float">
            <text:p>382737000</text:p>
          </table:table-cell>
          <table:table-cell office:value-type="float" office:value="382724000" calcext:value-type="float">
            <text:p>382724000</text:p>
          </table:table-cell>
          <table:table-cell office:value-type="float" office:value="382675000" calcext:value-type="float">
            <text:p>382675000</text:p>
          </table:table-cell>
          <table:table-cell office:value-type="float" office:value="382695000" calcext:value-type="float">
            <text:p>382695000</text:p>
          </table:table-cell>
          <table:table-cell office:value-type="float" office:value="382707000" calcext:value-type="float">
            <text:p>382707000</text:p>
          </table:table-cell>
          <table:table-cell office:value-type="float" office:value="382706000" calcext:value-type="float">
            <text:p>382706000</text:p>
          </table:table-cell>
          <table:table-cell office:value-type="float" office:value="382732000" calcext:value-type="float">
            <text:p>382732000</text:p>
          </table:table-cell>
          <table:table-cell office:value-type="float" office:value="382703000" calcext:value-type="float">
            <text:p>382703000</text:p>
          </table:table-cell>
          <table:table-cell office:value-type="float" office:value="382694000" calcext:value-type="float">
            <text:p>382694000</text:p>
          </table:table-cell>
          <table:table-cell table:number-columns-repeated="21" office:value-type="float" office:value="384015000" calcext:value-type="float">
            <text:p>384015000</text:p>
          </table:table-cell>
          <table:table-cell table:number-columns-repeated="2"/>
          <table:table-cell table:formula="of:=MAX([.A6:.CD6])" office:value-type="float" office:value="384015000" calcext:value-type="float">
            <text:p>384015000</text:p>
          </table:table-cell>
          <table:table-cell/>
          <table:table-cell table:formula="of:=MAX([.CF4:.CF13])" office:value-type="float" office:value="385691000" calcext:value-type="float">
            <text:p>3.857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372245000" calcext:value-type="float">
            <text:p>372245000</text:p>
          </table:table-cell>
          <table:table-cell office:value-type="float" office:value="372622000" calcext:value-type="float">
            <text:p>372622000</text:p>
          </table:table-cell>
          <table:table-cell office:value-type="float" office:value="372963000" calcext:value-type="float">
            <text:p>372963000</text:p>
          </table:table-cell>
          <table:table-cell office:value-type="float" office:value="372778000" calcext:value-type="float">
            <text:p>372778000</text:p>
          </table:table-cell>
          <table:table-cell office:value-type="float" office:value="372407000" calcext:value-type="float">
            <text:p>372407000</text:p>
          </table:table-cell>
          <table:table-cell office:value-type="float" office:value="372473000" calcext:value-type="float">
            <text:p>372473000</text:p>
          </table:table-cell>
          <table:table-cell office:value-type="float" office:value="372896000" calcext:value-type="float">
            <text:p>372896000</text:p>
          </table:table-cell>
          <table:table-cell office:value-type="float" office:value="372648000" calcext:value-type="float">
            <text:p>372648000</text:p>
          </table:table-cell>
          <table:table-cell office:value-type="float" office:value="372680000" calcext:value-type="float">
            <text:p>372680000</text:p>
          </table:table-cell>
          <table:table-cell office:value-type="float" office:value="372529000" calcext:value-type="float">
            <text:p>372529000</text:p>
          </table:table-cell>
          <table:table-cell office:value-type="float" office:value="372617000" calcext:value-type="float">
            <text:p>372617000</text:p>
          </table:table-cell>
          <table:table-cell office:value-type="float" office:value="372371000" calcext:value-type="float">
            <text:p>372371000</text:p>
          </table:table-cell>
          <table:table-cell office:value-type="float" office:value="372243000" calcext:value-type="float">
            <text:p>372243000</text:p>
          </table:table-cell>
          <table:table-cell office:value-type="float" office:value="372446000" calcext:value-type="float">
            <text:p>372446000</text:p>
          </table:table-cell>
          <table:table-cell office:value-type="float" office:value="372551000" calcext:value-type="float">
            <text:p>372551000</text:p>
          </table:table-cell>
          <table:table-cell office:value-type="float" office:value="372694000" calcext:value-type="float">
            <text:p>372694000</text:p>
          </table:table-cell>
          <table:table-cell office:value-type="float" office:value="372964000" calcext:value-type="float">
            <text:p>372964000</text:p>
          </table:table-cell>
          <table:table-cell office:value-type="float" office:value="372272000" calcext:value-type="float">
            <text:p>372272000</text:p>
          </table:table-cell>
          <table:table-cell office:value-type="float" office:value="372602000" calcext:value-type="float">
            <text:p>372602000</text:p>
          </table:table-cell>
          <table:table-cell office:value-type="float" office:value="372989000" calcext:value-type="float">
            <text:p>372989000</text:p>
          </table:table-cell>
          <table:table-cell office:value-type="float" office:value="382209000" calcext:value-type="float">
            <text:p>382209000</text:p>
          </table:table-cell>
          <table:table-cell office:value-type="float" office:value="382216000" calcext:value-type="float">
            <text:p>382216000</text:p>
          </table:table-cell>
          <table:table-cell table:number-columns-repeated="2" office:value-type="float" office:value="382214000" calcext:value-type="float">
            <text:p>382214000</text:p>
          </table:table-cell>
          <table:table-cell office:value-type="float" office:value="382215000" calcext:value-type="float">
            <text:p>382215000</text:p>
          </table:table-cell>
          <table:table-cell office:value-type="float" office:value="382210000" calcext:value-type="float">
            <text:p>382210000</text:p>
          </table:table-cell>
          <table:table-cell office:value-type="float" office:value="382215000" calcext:value-type="float">
            <text:p>382215000</text:p>
          </table:table-cell>
          <table:table-cell table:number-columns-repeated="2" office:value-type="float" office:value="382214000" calcext:value-type="float">
            <text:p>382214000</text:p>
          </table:table-cell>
          <table:table-cell table:number-columns-repeated="2" office:value-type="float" office:value="382211000" calcext:value-type="float">
            <text:p>382211000</text:p>
          </table:table-cell>
          <table:table-cell office:value-type="float" office:value="382215000" calcext:value-type="float">
            <text:p>382215000</text:p>
          </table:table-cell>
          <table:table-cell office:value-type="float" office:value="382214000" calcext:value-type="float">
            <text:p>382214000</text:p>
          </table:table-cell>
          <table:table-cell office:value-type="float" office:value="382216000" calcext:value-type="float">
            <text:p>382216000</text:p>
          </table:table-cell>
          <table:table-cell office:value-type="float" office:value="382213000" calcext:value-type="float">
            <text:p>382213000</text:p>
          </table:table-cell>
          <table:table-cell office:value-type="float" office:value="382215000" calcext:value-type="float">
            <text:p>382215000</text:p>
          </table:table-cell>
          <table:table-cell office:value-type="float" office:value="382213000" calcext:value-type="float">
            <text:p>382213000</text:p>
          </table:table-cell>
          <table:table-cell office:value-type="float" office:value="382216000" calcext:value-type="float">
            <text:p>382216000</text:p>
          </table:table-cell>
          <table:table-cell office:value-type="float" office:value="382214000" calcext:value-type="float">
            <text:p>382214000</text:p>
          </table:table-cell>
          <table:table-cell office:value-type="float" office:value="382215000" calcext:value-type="float">
            <text:p>382215000</text:p>
          </table:table-cell>
          <table:table-cell office:value-type="float" office:value="382503000" calcext:value-type="float">
            <text:p>382503000</text:p>
          </table:table-cell>
          <table:table-cell office:value-type="float" office:value="382512000" calcext:value-type="float">
            <text:p>382512000</text:p>
          </table:table-cell>
          <table:table-cell office:value-type="float" office:value="382506000" calcext:value-type="float">
            <text:p>382506000</text:p>
          </table:table-cell>
          <table:table-cell office:value-type="float" office:value="382513000" calcext:value-type="float">
            <text:p>382513000</text:p>
          </table:table-cell>
          <table:table-cell office:value-type="float" office:value="382488000" calcext:value-type="float">
            <text:p>382488000</text:p>
          </table:table-cell>
          <table:table-cell office:value-type="float" office:value="382505000" calcext:value-type="float">
            <text:p>382505000</text:p>
          </table:table-cell>
          <table:table-cell office:value-type="float" office:value="382492000" calcext:value-type="float">
            <text:p>382492000</text:p>
          </table:table-cell>
          <table:table-cell office:value-type="float" office:value="382503000" calcext:value-type="float">
            <text:p>382503000</text:p>
          </table:table-cell>
          <table:table-cell office:value-type="float" office:value="382498000" calcext:value-type="float">
            <text:p>382498000</text:p>
          </table:table-cell>
          <table:table-cell office:value-type="float" office:value="382500000" calcext:value-type="float">
            <text:p>382500000</text:p>
          </table:table-cell>
          <table:table-cell office:value-type="float" office:value="382483000" calcext:value-type="float">
            <text:p>382483000</text:p>
          </table:table-cell>
          <table:table-cell office:value-type="float" office:value="382487000" calcext:value-type="float">
            <text:p>382487000</text:p>
          </table:table-cell>
          <table:table-cell office:value-type="float" office:value="382506000" calcext:value-type="float">
            <text:p>382506000</text:p>
          </table:table-cell>
          <table:table-cell office:value-type="float" office:value="382486000" calcext:value-type="float">
            <text:p>382486000</text:p>
          </table:table-cell>
          <table:table-cell office:value-type="float" office:value="382476000" calcext:value-type="float">
            <text:p>382476000</text:p>
          </table:table-cell>
          <table:table-cell office:value-type="float" office:value="382495000" calcext:value-type="float">
            <text:p>382495000</text:p>
          </table:table-cell>
          <table:table-cell office:value-type="float" office:value="382473000" calcext:value-type="float">
            <text:p>382473000</text:p>
          </table:table-cell>
          <table:table-cell office:value-type="float" office:value="382514000" calcext:value-type="float">
            <text:p>382514000</text:p>
          </table:table-cell>
          <table:table-cell office:value-type="float" office:value="382509000" calcext:value-type="float">
            <text:p>382509000</text:p>
          </table:table-cell>
          <table:table-cell office:value-type="float" office:value="382527000" calcext:value-type="float">
            <text:p>382527000</text:p>
          </table:table-cell>
          <table:table-cell table:number-columns-repeated="21" office:value-type="float" office:value="383880000" calcext:value-type="float">
            <text:p>383880000</text:p>
          </table:table-cell>
          <table:table-cell table:number-columns-repeated="2"/>
          <table:table-cell table:formula="of:=MAX([.A7:.CD7])" office:value-type="float" office:value="383880000" calcext:value-type="float">
            <text:p>383880000</text:p>
          </table:table-cell>
          <table:table-cell table:number-columns-repeated="3"/>
        </table:table-row>
        <table:table-row table:style-name="ro1">
          <table:table-cell office:value-type="float" office:value="371887000" calcext:value-type="float">
            <text:p>371887000</text:p>
          </table:table-cell>
          <table:table-cell office:value-type="float" office:value="372322000" calcext:value-type="float">
            <text:p>372322000</text:p>
          </table:table-cell>
          <table:table-cell office:value-type="float" office:value="372090000" calcext:value-type="float">
            <text:p>372090000</text:p>
          </table:table-cell>
          <table:table-cell office:value-type="float" office:value="372400000" calcext:value-type="float">
            <text:p>372400000</text:p>
          </table:table-cell>
          <table:table-cell office:value-type="float" office:value="371990000" calcext:value-type="float">
            <text:p>371990000</text:p>
          </table:table-cell>
          <table:table-cell office:value-type="float" office:value="372167000" calcext:value-type="float">
            <text:p>372167000</text:p>
          </table:table-cell>
          <table:table-cell office:value-type="float" office:value="371599000" calcext:value-type="float">
            <text:p>371599000</text:p>
          </table:table-cell>
          <table:table-cell office:value-type="float" office:value="371779000" calcext:value-type="float">
            <text:p>371779000</text:p>
          </table:table-cell>
          <table:table-cell office:value-type="float" office:value="372263000" calcext:value-type="float">
            <text:p>372263000</text:p>
          </table:table-cell>
          <table:table-cell office:value-type="float" office:value="371855000" calcext:value-type="float">
            <text:p>371855000</text:p>
          </table:table-cell>
          <table:table-cell office:value-type="float" office:value="372271000" calcext:value-type="float">
            <text:p>372271000</text:p>
          </table:table-cell>
          <table:table-cell office:value-type="float" office:value="372143000" calcext:value-type="float">
            <text:p>372143000</text:p>
          </table:table-cell>
          <table:table-cell office:value-type="float" office:value="372288000" calcext:value-type="float">
            <text:p>372288000</text:p>
          </table:table-cell>
          <table:table-cell office:value-type="float" office:value="372169000" calcext:value-type="float">
            <text:p>372169000</text:p>
          </table:table-cell>
          <table:table-cell office:value-type="float" office:value="372358000" calcext:value-type="float">
            <text:p>372358000</text:p>
          </table:table-cell>
          <table:table-cell office:value-type="float" office:value="372118000" calcext:value-type="float">
            <text:p>372118000</text:p>
          </table:table-cell>
          <table:table-cell office:value-type="float" office:value="371883000" calcext:value-type="float">
            <text:p>371883000</text:p>
          </table:table-cell>
          <table:table-cell office:value-type="float" office:value="372098000" calcext:value-type="float">
            <text:p>372098000</text:p>
          </table:table-cell>
          <table:table-cell office:value-type="float" office:value="372060000" calcext:value-type="float">
            <text:p>372060000</text:p>
          </table:table-cell>
          <table:table-cell office:value-type="float" office:value="371784000" calcext:value-type="float">
            <text:p>371784000</text:p>
          </table:table-cell>
          <table:table-cell office:value-type="float" office:value="381960000" calcext:value-type="float">
            <text:p>381960000</text:p>
          </table:table-cell>
          <table:table-cell office:value-type="float" office:value="381959000" calcext:value-type="float">
            <text:p>381959000</text:p>
          </table:table-cell>
          <table:table-cell office:value-type="float" office:value="381965000" calcext:value-type="float">
            <text:p>381965000</text:p>
          </table:table-cell>
          <table:table-cell office:value-type="float" office:value="381955000" calcext:value-type="float">
            <text:p>381955000</text:p>
          </table:table-cell>
          <table:table-cell office:value-type="float" office:value="381953000" calcext:value-type="float">
            <text:p>381953000</text:p>
          </table:table-cell>
          <table:table-cell office:value-type="float" office:value="381970000" calcext:value-type="float">
            <text:p>381970000</text:p>
          </table:table-cell>
          <table:table-cell office:value-type="float" office:value="381961000" calcext:value-type="float">
            <text:p>381961000</text:p>
          </table:table-cell>
          <table:table-cell office:value-type="float" office:value="381958000" calcext:value-type="float">
            <text:p>381958000</text:p>
          </table:table-cell>
          <table:table-cell office:value-type="float" office:value="381959000" calcext:value-type="float">
            <text:p>381959000</text:p>
          </table:table-cell>
          <table:table-cell office:value-type="float" office:value="381965000" calcext:value-type="float">
            <text:p>381965000</text:p>
          </table:table-cell>
          <table:table-cell office:value-type="float" office:value="381964000" calcext:value-type="float">
            <text:p>381964000</text:p>
          </table:table-cell>
          <table:table-cell office:value-type="float" office:value="381954000" calcext:value-type="float">
            <text:p>381954000</text:p>
          </table:table-cell>
          <table:table-cell office:value-type="float" office:value="381962000" calcext:value-type="float">
            <text:p>381962000</text:p>
          </table:table-cell>
          <table:table-cell office:value-type="float" office:value="381953000" calcext:value-type="float">
            <text:p>381953000</text:p>
          </table:table-cell>
          <table:table-cell office:value-type="float" office:value="381959000" calcext:value-type="float">
            <text:p>381959000</text:p>
          </table:table-cell>
          <table:table-cell office:value-type="float" office:value="381958000" calcext:value-type="float">
            <text:p>381958000</text:p>
          </table:table-cell>
          <table:table-cell office:value-type="float" office:value="381961000" calcext:value-type="float">
            <text:p>381961000</text:p>
          </table:table-cell>
          <table:table-cell office:value-type="float" office:value="381967000" calcext:value-type="float">
            <text:p>381967000</text:p>
          </table:table-cell>
          <table:table-cell office:value-type="float" office:value="381968000" calcext:value-type="float">
            <text:p>381968000</text:p>
          </table:table-cell>
          <table:table-cell office:value-type="float" office:value="381966000" calcext:value-type="float">
            <text:p>381966000</text:p>
          </table:table-cell>
          <table:table-cell office:value-type="float" office:value="382412000" calcext:value-type="float">
            <text:p>382412000</text:p>
          </table:table-cell>
          <table:table-cell office:value-type="float" office:value="382335000" calcext:value-type="float">
            <text:p>382335000</text:p>
          </table:table-cell>
          <table:table-cell office:value-type="float" office:value="382374000" calcext:value-type="float">
            <text:p>382374000</text:p>
          </table:table-cell>
          <table:table-cell office:value-type="float" office:value="382345000" calcext:value-type="float">
            <text:p>382345000</text:p>
          </table:table-cell>
          <table:table-cell office:value-type="float" office:value="382401000" calcext:value-type="float">
            <text:p>382401000</text:p>
          </table:table-cell>
          <table:table-cell office:value-type="float" office:value="382383000" calcext:value-type="float">
            <text:p>382383000</text:p>
          </table:table-cell>
          <table:table-cell office:value-type="float" office:value="382348000" calcext:value-type="float">
            <text:p>382348000</text:p>
          </table:table-cell>
          <table:table-cell office:value-type="float" office:value="382371000" calcext:value-type="float">
            <text:p>382371000</text:p>
          </table:table-cell>
          <table:table-cell office:value-type="float" office:value="382354000" calcext:value-type="float">
            <text:p>382354000</text:p>
          </table:table-cell>
          <table:table-cell office:value-type="float" office:value="382374000" calcext:value-type="float">
            <text:p>382374000</text:p>
          </table:table-cell>
          <table:table-cell office:value-type="float" office:value="382381000" calcext:value-type="float">
            <text:p>382381000</text:p>
          </table:table-cell>
          <table:table-cell office:value-type="float" office:value="382372000" calcext:value-type="float">
            <text:p>382372000</text:p>
          </table:table-cell>
          <table:table-cell office:value-type="float" office:value="382356000" calcext:value-type="float">
            <text:p>382356000</text:p>
          </table:table-cell>
          <table:table-cell office:value-type="float" office:value="382368000" calcext:value-type="float">
            <text:p>382368000</text:p>
          </table:table-cell>
          <table:table-cell office:value-type="float" office:value="382378000" calcext:value-type="float">
            <text:p>382378000</text:p>
          </table:table-cell>
          <table:table-cell office:value-type="float" office:value="382404000" calcext:value-type="float">
            <text:p>382404000</text:p>
          </table:table-cell>
          <table:table-cell office:value-type="float" office:value="382384000" calcext:value-type="float">
            <text:p>382384000</text:p>
          </table:table-cell>
          <table:table-cell office:value-type="float" office:value="382417000" calcext:value-type="float">
            <text:p>382417000</text:p>
          </table:table-cell>
          <table:table-cell office:value-type="float" office:value="382373000" calcext:value-type="float">
            <text:p>382373000</text:p>
          </table:table-cell>
          <table:table-cell office:value-type="float" office:value="382319000" calcext:value-type="float">
            <text:p>382319000</text:p>
          </table:table-cell>
          <table:table-cell table:number-columns-repeated="21" office:value-type="float" office:value="384159000" calcext:value-type="float">
            <text:p>384159000</text:p>
          </table:table-cell>
          <table:table-cell table:number-columns-repeated="2"/>
          <table:table-cell table:formula="of:=MAX([.A8:.CD8])" office:value-type="float" office:value="384159000" calcext:value-type="float">
            <text:p>384159000</text:p>
          </table:table-cell>
          <table:table-cell table:number-columns-repeated="3"/>
        </table:table-row>
        <table:table-row table:style-name="ro1">
          <table:table-cell office:value-type="float" office:value="373575000" calcext:value-type="float">
            <text:p>373575000</text:p>
          </table:table-cell>
          <table:table-cell office:value-type="float" office:value="373777000" calcext:value-type="float">
            <text:p>373777000</text:p>
          </table:table-cell>
          <table:table-cell office:value-type="float" office:value="373439000" calcext:value-type="float">
            <text:p>373439000</text:p>
          </table:table-cell>
          <table:table-cell office:value-type="float" office:value="373634000" calcext:value-type="float">
            <text:p>373634000</text:p>
          </table:table-cell>
          <table:table-cell office:value-type="float" office:value="373454000" calcext:value-type="float">
            <text:p>373454000</text:p>
          </table:table-cell>
          <table:table-cell office:value-type="float" office:value="373602000" calcext:value-type="float">
            <text:p>373602000</text:p>
          </table:table-cell>
          <table:table-cell office:value-type="float" office:value="373855000" calcext:value-type="float">
            <text:p>373855000</text:p>
          </table:table-cell>
          <table:table-cell office:value-type="float" office:value="373960000" calcext:value-type="float">
            <text:p>373960000</text:p>
          </table:table-cell>
          <table:table-cell office:value-type="float" office:value="373191000" calcext:value-type="float">
            <text:p>373191000</text:p>
          </table:table-cell>
          <table:table-cell office:value-type="float" office:value="373528000" calcext:value-type="float">
            <text:p>373528000</text:p>
          </table:table-cell>
          <table:table-cell office:value-type="float" office:value="374052000" calcext:value-type="float">
            <text:p>374052000</text:p>
          </table:table-cell>
          <table:table-cell office:value-type="float" office:value="373891000" calcext:value-type="float">
            <text:p>373891000</text:p>
          </table:table-cell>
          <table:table-cell office:value-type="float" office:value="373681000" calcext:value-type="float">
            <text:p>373681000</text:p>
          </table:table-cell>
          <table:table-cell office:value-type="float" office:value="373533000" calcext:value-type="float">
            <text:p>373533000</text:p>
          </table:table-cell>
          <table:table-cell office:value-type="float" office:value="372950000" calcext:value-type="float">
            <text:p>372950000</text:p>
          </table:table-cell>
          <table:table-cell office:value-type="float" office:value="373302000" calcext:value-type="float">
            <text:p>373302000</text:p>
          </table:table-cell>
          <table:table-cell office:value-type="float" office:value="373598000" calcext:value-type="float">
            <text:p>373598000</text:p>
          </table:table-cell>
          <table:table-cell office:value-type="float" office:value="373188000" calcext:value-type="float">
            <text:p>373188000</text:p>
          </table:table-cell>
          <table:table-cell office:value-type="float" office:value="373770000" calcext:value-type="float">
            <text:p>373770000</text:p>
          </table:table-cell>
          <table:table-cell office:value-type="float" office:value="373098000" calcext:value-type="float">
            <text:p>373098000</text:p>
          </table:table-cell>
          <table:table-cell table:number-columns-repeated="20" office:value-type="float" office:value="383417000" calcext:value-type="float">
            <text:p>383417000</text:p>
          </table:table-cell>
          <table:table-cell office:value-type="float" office:value="383685000" calcext:value-type="float">
            <text:p>383685000</text:p>
          </table:table-cell>
          <table:table-cell office:value-type="float" office:value="383665000" calcext:value-type="float">
            <text:p>383665000</text:p>
          </table:table-cell>
          <table:table-cell office:value-type="float" office:value="383636000" calcext:value-type="float">
            <text:p>383636000</text:p>
          </table:table-cell>
          <table:table-cell office:value-type="float" office:value="383655000" calcext:value-type="float">
            <text:p>383655000</text:p>
          </table:table-cell>
          <table:table-cell office:value-type="float" office:value="383686000" calcext:value-type="float">
            <text:p>383686000</text:p>
          </table:table-cell>
          <table:table-cell office:value-type="float" office:value="383654000" calcext:value-type="float">
            <text:p>383654000</text:p>
          </table:table-cell>
          <table:table-cell office:value-type="float" office:value="383677000" calcext:value-type="float">
            <text:p>383677000</text:p>
          </table:table-cell>
          <table:table-cell office:value-type="float" office:value="383667000" calcext:value-type="float">
            <text:p>383667000</text:p>
          </table:table-cell>
          <table:table-cell office:value-type="float" office:value="383668000" calcext:value-type="float">
            <text:p>383668000</text:p>
          </table:table-cell>
          <table:table-cell office:value-type="float" office:value="383678000" calcext:value-type="float">
            <text:p>383678000</text:p>
          </table:table-cell>
          <table:table-cell office:value-type="float" office:value="383698000" calcext:value-type="float">
            <text:p>383698000</text:p>
          </table:table-cell>
          <table:table-cell office:value-type="float" office:value="383678000" calcext:value-type="float">
            <text:p>383678000</text:p>
          </table:table-cell>
          <table:table-cell office:value-type="float" office:value="383751000" calcext:value-type="float">
            <text:p>383751000</text:p>
          </table:table-cell>
          <table:table-cell office:value-type="float" office:value="383621000" calcext:value-type="float">
            <text:p>383621000</text:p>
          </table:table-cell>
          <table:table-cell office:value-type="float" office:value="383723000" calcext:value-type="float">
            <text:p>383723000</text:p>
          </table:table-cell>
          <table:table-cell table:number-columns-repeated="2" office:value-type="float" office:value="383645000" calcext:value-type="float">
            <text:p>383645000</text:p>
          </table:table-cell>
          <table:table-cell office:value-type="float" office:value="383639000" calcext:value-type="float">
            <text:p>383639000</text:p>
          </table:table-cell>
          <table:table-cell office:value-type="float" office:value="383645000" calcext:value-type="float">
            <text:p>383645000</text:p>
          </table:table-cell>
          <table:table-cell office:value-type="float" office:value="383672000" calcext:value-type="float">
            <text:p>383672000</text:p>
          </table:table-cell>
          <table:table-cell table:number-columns-repeated="21" office:value-type="float" office:value="385691000" calcext:value-type="float">
            <text:p>385691000</text:p>
          </table:table-cell>
          <table:table-cell table:number-columns-repeated="2"/>
          <table:table-cell table:formula="of:=MAX([.A9:.CD9])" office:value-type="float" office:value="385691000" calcext:value-type="float">
            <text:p>385691000</text:p>
          </table:table-cell>
          <table:table-cell/>
          <table:table-cell table:formula="of:=AVERAGE([.CF4:.CF13])" office:value-type="float" office:value="384450000" calcext:value-type="float">
            <text:p>3.845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372400000" calcext:value-type="float">
            <text:p>372400000</text:p>
          </table:table-cell>
          <table:table-cell office:value-type="float" office:value="372946000" calcext:value-type="float">
            <text:p>372946000</text:p>
          </table:table-cell>
          <table:table-cell office:value-type="float" office:value="372598000" calcext:value-type="float">
            <text:p>372598000</text:p>
          </table:table-cell>
          <table:table-cell office:value-type="float" office:value="372505000" calcext:value-type="float">
            <text:p>372505000</text:p>
          </table:table-cell>
          <table:table-cell office:value-type="float" office:value="372615000" calcext:value-type="float">
            <text:p>372615000</text:p>
          </table:table-cell>
          <table:table-cell office:value-type="float" office:value="372810000" calcext:value-type="float">
            <text:p>372810000</text:p>
          </table:table-cell>
          <table:table-cell office:value-type="float" office:value="372991000" calcext:value-type="float">
            <text:p>372991000</text:p>
          </table:table-cell>
          <table:table-cell office:value-type="float" office:value="372775000" calcext:value-type="float">
            <text:p>372775000</text:p>
          </table:table-cell>
          <table:table-cell office:value-type="float" office:value="372071000" calcext:value-type="float">
            <text:p>372071000</text:p>
          </table:table-cell>
          <table:table-cell office:value-type="float" office:value="372803000" calcext:value-type="float">
            <text:p>372803000</text:p>
          </table:table-cell>
          <table:table-cell office:value-type="float" office:value="372401000" calcext:value-type="float">
            <text:p>372401000</text:p>
          </table:table-cell>
          <table:table-cell office:value-type="float" office:value="373035000" calcext:value-type="float">
            <text:p>373035000</text:p>
          </table:table-cell>
          <table:table-cell office:value-type="float" office:value="372462000" calcext:value-type="float">
            <text:p>372462000</text:p>
          </table:table-cell>
          <table:table-cell office:value-type="float" office:value="372930000" calcext:value-type="float">
            <text:p>372930000</text:p>
          </table:table-cell>
          <table:table-cell office:value-type="float" office:value="372724000" calcext:value-type="float">
            <text:p>372724000</text:p>
          </table:table-cell>
          <table:table-cell office:value-type="float" office:value="372843000" calcext:value-type="float">
            <text:p>372843000</text:p>
          </table:table-cell>
          <table:table-cell office:value-type="float" office:value="373000000" calcext:value-type="float">
            <text:p>373000000</text:p>
          </table:table-cell>
          <table:table-cell office:value-type="float" office:value="372724000" calcext:value-type="float">
            <text:p>372724000</text:p>
          </table:table-cell>
          <table:table-cell office:value-type="float" office:value="372442000" calcext:value-type="float">
            <text:p>372442000</text:p>
          </table:table-cell>
          <table:table-cell office:value-type="float" office:value="372777000" calcext:value-type="float">
            <text:p>372777000</text:p>
          </table:table-cell>
          <table:table-cell table:number-columns-repeated="2" office:value-type="float" office:value="383195000" calcext:value-type="float">
            <text:p>383195000</text:p>
          </table:table-cell>
          <table:table-cell office:value-type="float" office:value="383192000" calcext:value-type="float">
            <text:p>383192000</text:p>
          </table:table-cell>
          <table:table-cell office:value-type="float" office:value="383194000" calcext:value-type="float">
            <text:p>383194000</text:p>
          </table:table-cell>
          <table:table-cell office:value-type="float" office:value="383191000" calcext:value-type="float">
            <text:p>383191000</text:p>
          </table:table-cell>
          <table:table-cell table:number-columns-repeated="2" office:value-type="float" office:value="383192000" calcext:value-type="float">
            <text:p>383192000</text:p>
          </table:table-cell>
          <table:table-cell office:value-type="float" office:value="383188000" calcext:value-type="float">
            <text:p>383188000</text:p>
          </table:table-cell>
          <table:table-cell office:value-type="float" office:value="383195000" calcext:value-type="float">
            <text:p>383195000</text:p>
          </table:table-cell>
          <table:table-cell office:value-type="float" office:value="383194000" calcext:value-type="float">
            <text:p>383194000</text:p>
          </table:table-cell>
          <table:table-cell table:number-columns-repeated="2" office:value-type="float" office:value="383190000" calcext:value-type="float">
            <text:p>383190000</text:p>
          </table:table-cell>
          <table:table-cell office:value-type="float" office:value="383193000" calcext:value-type="float">
            <text:p>383193000</text:p>
          </table:table-cell>
          <table:table-cell table:number-columns-repeated="2" office:value-type="float" office:value="383195000" calcext:value-type="float">
            <text:p>383195000</text:p>
          </table:table-cell>
          <table:table-cell office:value-type="float" office:value="383192000" calcext:value-type="float">
            <text:p>383192000</text:p>
          </table:table-cell>
          <table:table-cell office:value-type="float" office:value="383193000" calcext:value-type="float">
            <text:p>383193000</text:p>
          </table:table-cell>
          <table:table-cell table:number-columns-repeated="3" office:value-type="float" office:value="383195000" calcext:value-type="float">
            <text:p>383195000</text:p>
          </table:table-cell>
          <table:table-cell office:value-type="float" office:value="383649000" calcext:value-type="float">
            <text:p>383649000</text:p>
          </table:table-cell>
          <table:table-cell office:value-type="float" office:value="383624000" calcext:value-type="float">
            <text:p>383624000</text:p>
          </table:table-cell>
          <table:table-cell office:value-type="float" office:value="383620000" calcext:value-type="float">
            <text:p>383620000</text:p>
          </table:table-cell>
          <table:table-cell office:value-type="float" office:value="383617000" calcext:value-type="float">
            <text:p>383617000</text:p>
          </table:table-cell>
          <table:table-cell office:value-type="float" office:value="383632000" calcext:value-type="float">
            <text:p>383632000</text:p>
          </table:table-cell>
          <table:table-cell office:value-type="float" office:value="383617000" calcext:value-type="float">
            <text:p>383617000</text:p>
          </table:table-cell>
          <table:table-cell table:number-columns-repeated="2" office:value-type="float" office:value="383602000" calcext:value-type="float">
            <text:p>383602000</text:p>
          </table:table-cell>
          <table:table-cell office:value-type="float" office:value="383621000" calcext:value-type="float">
            <text:p>383621000</text:p>
          </table:table-cell>
          <table:table-cell office:value-type="float" office:value="383631000" calcext:value-type="float">
            <text:p>383631000</text:p>
          </table:table-cell>
          <table:table-cell office:value-type="float" office:value="383614000" calcext:value-type="float">
            <text:p>383614000</text:p>
          </table:table-cell>
          <table:table-cell office:value-type="float" office:value="383637000" calcext:value-type="float">
            <text:p>383637000</text:p>
          </table:table-cell>
          <table:table-cell office:value-type="float" office:value="383638000" calcext:value-type="float">
            <text:p>383638000</text:p>
          </table:table-cell>
          <table:table-cell office:value-type="float" office:value="383612000" calcext:value-type="float">
            <text:p>383612000</text:p>
          </table:table-cell>
          <table:table-cell office:value-type="float" office:value="383636000" calcext:value-type="float">
            <text:p>383636000</text:p>
          </table:table-cell>
          <table:table-cell office:value-type="float" office:value="383625000" calcext:value-type="float">
            <text:p>383625000</text:p>
          </table:table-cell>
          <table:table-cell office:value-type="float" office:value="383597000" calcext:value-type="float">
            <text:p>383597000</text:p>
          </table:table-cell>
          <table:table-cell office:value-type="float" office:value="383632000" calcext:value-type="float">
            <text:p>383632000</text:p>
          </table:table-cell>
          <table:table-cell office:value-type="float" office:value="383633000" calcext:value-type="float">
            <text:p>383633000</text:p>
          </table:table-cell>
          <table:table-cell office:value-type="float" office:value="383629000" calcext:value-type="float">
            <text:p>383629000</text:p>
          </table:table-cell>
          <table:table-cell table:number-columns-repeated="21" office:value-type="float" office:value="385302000" calcext:value-type="float">
            <text:p>385302000</text:p>
          </table:table-cell>
          <table:table-cell table:number-columns-repeated="2"/>
          <table:table-cell table:formula="of:=MAX([.A10:.CD10])" office:value-type="float" office:value="385302000" calcext:value-type="float">
            <text:p>385302000</text:p>
          </table:table-cell>
          <table:table-cell/>
          <table:table-cell table:formula="of:=STDEV([.CF4:.CF13])" office:value-type="float" office:value="783689.422610202" calcext:value-type="float">
            <text:p>7.837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372246000" calcext:value-type="float">
            <text:p>372246000</text:p>
          </table:table-cell>
          <table:table-cell office:value-type="float" office:value="372594000" calcext:value-type="float">
            <text:p>372594000</text:p>
          </table:table-cell>
          <table:table-cell office:value-type="float" office:value="372897000" calcext:value-type="float">
            <text:p>372897000</text:p>
          </table:table-cell>
          <table:table-cell office:value-type="float" office:value="372630000" calcext:value-type="float">
            <text:p>372630000</text:p>
          </table:table-cell>
          <table:table-cell office:value-type="float" office:value="372588000" calcext:value-type="float">
            <text:p>372588000</text:p>
          </table:table-cell>
          <table:table-cell office:value-type="float" office:value="372393000" calcext:value-type="float">
            <text:p>372393000</text:p>
          </table:table-cell>
          <table:table-cell office:value-type="float" office:value="372349000" calcext:value-type="float">
            <text:p>372349000</text:p>
          </table:table-cell>
          <table:table-cell office:value-type="float" office:value="372503000" calcext:value-type="float">
            <text:p>372503000</text:p>
          </table:table-cell>
          <table:table-cell office:value-type="float" office:value="372451000" calcext:value-type="float">
            <text:p>372451000</text:p>
          </table:table-cell>
          <table:table-cell office:value-type="float" office:value="372445000" calcext:value-type="float">
            <text:p>372445000</text:p>
          </table:table-cell>
          <table:table-cell office:value-type="float" office:value="372592000" calcext:value-type="float">
            <text:p>372592000</text:p>
          </table:table-cell>
          <table:table-cell office:value-type="float" office:value="372899000" calcext:value-type="float">
            <text:p>372899000</text:p>
          </table:table-cell>
          <table:table-cell office:value-type="float" office:value="372169000" calcext:value-type="float">
            <text:p>372169000</text:p>
          </table:table-cell>
          <table:table-cell office:value-type="float" office:value="372899000" calcext:value-type="float">
            <text:p>372899000</text:p>
          </table:table-cell>
          <table:table-cell office:value-type="float" office:value="372503000" calcext:value-type="float">
            <text:p>372503000</text:p>
          </table:table-cell>
          <table:table-cell office:value-type="float" office:value="372585000" calcext:value-type="float">
            <text:p>372585000</text:p>
          </table:table-cell>
          <table:table-cell office:value-type="float" office:value="372447000" calcext:value-type="float">
            <text:p>372447000</text:p>
          </table:table-cell>
          <table:table-cell office:value-type="float" office:value="371938000" calcext:value-type="float">
            <text:p>371938000</text:p>
          </table:table-cell>
          <table:table-cell office:value-type="float" office:value="372910000" calcext:value-type="float">
            <text:p>372910000</text:p>
          </table:table-cell>
          <table:table-cell office:value-type="float" office:value="372869000" calcext:value-type="float">
            <text:p>372869000</text:p>
          </table:table-cell>
          <table:table-cell table:number-columns-repeated="20" office:value-type="float" office:value="378817000" calcext:value-type="float">
            <text:p>378817000</text:p>
          </table:table-cell>
          <table:table-cell office:value-type="float" office:value="380443000" calcext:value-type="float">
            <text:p>380443000</text:p>
          </table:table-cell>
          <table:table-cell office:value-type="float" office:value="380435000" calcext:value-type="float">
            <text:p>380435000</text:p>
          </table:table-cell>
          <table:table-cell office:value-type="float" office:value="380444000" calcext:value-type="float">
            <text:p>380444000</text:p>
          </table:table-cell>
          <table:table-cell office:value-type="float" office:value="380484000" calcext:value-type="float">
            <text:p>380484000</text:p>
          </table:table-cell>
          <table:table-cell office:value-type="float" office:value="380393000" calcext:value-type="float">
            <text:p>380393000</text:p>
          </table:table-cell>
          <table:table-cell office:value-type="float" office:value="380407000" calcext:value-type="float">
            <text:p>380407000</text:p>
          </table:table-cell>
          <table:table-cell table:number-columns-repeated="2" office:value-type="float" office:value="380465000" calcext:value-type="float">
            <text:p>380465000</text:p>
          </table:table-cell>
          <table:table-cell office:value-type="float" office:value="380517000" calcext:value-type="float">
            <text:p>380517000</text:p>
          </table:table-cell>
          <table:table-cell office:value-type="float" office:value="380470000" calcext:value-type="float">
            <text:p>380470000</text:p>
          </table:table-cell>
          <table:table-cell office:value-type="float" office:value="380433000" calcext:value-type="float">
            <text:p>380433000</text:p>
          </table:table-cell>
          <table:table-cell office:value-type="float" office:value="380510000" calcext:value-type="float">
            <text:p>380510000</text:p>
          </table:table-cell>
          <table:table-cell office:value-type="float" office:value="380386000" calcext:value-type="float">
            <text:p>380386000</text:p>
          </table:table-cell>
          <table:table-cell office:value-type="float" office:value="380427000" calcext:value-type="float">
            <text:p>380427000</text:p>
          </table:table-cell>
          <table:table-cell table:number-columns-repeated="2" office:value-type="float" office:value="380482000" calcext:value-type="float">
            <text:p>380482000</text:p>
          </table:table-cell>
          <table:table-cell office:value-type="float" office:value="380483000" calcext:value-type="float">
            <text:p>380483000</text:p>
          </table:table-cell>
          <table:table-cell office:value-type="float" office:value="380490000" calcext:value-type="float">
            <text:p>380490000</text:p>
          </table:table-cell>
          <table:table-cell office:value-type="float" office:value="380431000" calcext:value-type="float">
            <text:p>380431000</text:p>
          </table:table-cell>
          <table:table-cell office:value-type="float" office:value="380418000" calcext:value-type="float">
            <text:p>380418000</text:p>
          </table:table-cell>
          <table:table-cell table:number-columns-repeated="21" office:value-type="float" office:value="383951000" calcext:value-type="float">
            <text:p>383951000</text:p>
          </table:table-cell>
          <table:table-cell table:number-columns-repeated="2"/>
          <table:table-cell table:formula="of:=MAX([.A11:.CD11])" office:value-type="float" office:value="383951000" calcext:value-type="float">
            <text:p>383951000</text:p>
          </table:table-cell>
          <table:table-cell table:number-columns-repeated="3"/>
        </table:table-row>
        <table:table-row table:style-name="ro1">
          <table:table-cell office:value-type="float" office:value="373640000" calcext:value-type="float">
            <text:p>373640000</text:p>
          </table:table-cell>
          <table:table-cell office:value-type="float" office:value="373756000" calcext:value-type="float">
            <text:p>373756000</text:p>
          </table:table-cell>
          <table:table-cell office:value-type="float" office:value="373631000" calcext:value-type="float">
            <text:p>373631000</text:p>
          </table:table-cell>
          <table:table-cell office:value-type="float" office:value="373873000" calcext:value-type="float">
            <text:p>373873000</text:p>
          </table:table-cell>
          <table:table-cell office:value-type="float" office:value="373705000" calcext:value-type="float">
            <text:p>373705000</text:p>
          </table:table-cell>
          <table:table-cell office:value-type="float" office:value="373817000" calcext:value-type="float">
            <text:p>373817000</text:p>
          </table:table-cell>
          <table:table-cell office:value-type="float" office:value="374323000" calcext:value-type="float">
            <text:p>374323000</text:p>
          </table:table-cell>
          <table:table-cell office:value-type="float" office:value="374255000" calcext:value-type="float">
            <text:p>374255000</text:p>
          </table:table-cell>
          <table:table-cell table:number-columns-repeated="2" office:value-type="float" office:value="373982000" calcext:value-type="float">
            <text:p>373982000</text:p>
          </table:table-cell>
          <table:table-cell office:value-type="float" office:value="373446000" calcext:value-type="float">
            <text:p>373446000</text:p>
          </table:table-cell>
          <table:table-cell office:value-type="float" office:value="373958000" calcext:value-type="float">
            <text:p>373958000</text:p>
          </table:table-cell>
          <table:table-cell office:value-type="float" office:value="374100000" calcext:value-type="float">
            <text:p>374100000</text:p>
          </table:table-cell>
          <table:table-cell office:value-type="float" office:value="373836000" calcext:value-type="float">
            <text:p>373836000</text:p>
          </table:table-cell>
          <table:table-cell office:value-type="float" office:value="374154000" calcext:value-type="float">
            <text:p>374154000</text:p>
          </table:table-cell>
          <table:table-cell office:value-type="float" office:value="373756000" calcext:value-type="float">
            <text:p>373756000</text:p>
          </table:table-cell>
          <table:table-cell office:value-type="float" office:value="374091000" calcext:value-type="float">
            <text:p>374091000</text:p>
          </table:table-cell>
          <table:table-cell office:value-type="float" office:value="373624000" calcext:value-type="float">
            <text:p>373624000</text:p>
          </table:table-cell>
          <table:table-cell office:value-type="float" office:value="373549000" calcext:value-type="float">
            <text:p>373549000</text:p>
          </table:table-cell>
          <table:table-cell office:value-type="float" office:value="373977000" calcext:value-type="float">
            <text:p>373977000</text:p>
          </table:table-cell>
          <table:table-cell office:value-type="float" office:value="373982000" calcext:value-type="float">
            <text:p>373982000</text:p>
          </table:table-cell>
          <table:table-cell office:value-type="float" office:value="383537000" calcext:value-type="float">
            <text:p>383537000</text:p>
          </table:table-cell>
          <table:table-cell office:value-type="float" office:value="383541000" calcext:value-type="float">
            <text:p>383541000</text:p>
          </table:table-cell>
          <table:table-cell table:number-columns-repeated="2" office:value-type="float" office:value="383538000" calcext:value-type="float">
            <text:p>383538000</text:p>
          </table:table-cell>
          <table:table-cell office:value-type="float" office:value="383531000" calcext:value-type="float">
            <text:p>383531000</text:p>
          </table:table-cell>
          <table:table-cell office:value-type="float" office:value="383532000" calcext:value-type="float">
            <text:p>383532000</text:p>
          </table:table-cell>
          <table:table-cell office:value-type="float" office:value="383533000" calcext:value-type="float">
            <text:p>383533000</text:p>
          </table:table-cell>
          <table:table-cell table:number-columns-repeated="2" office:value-type="float" office:value="383546000" calcext:value-type="float">
            <text:p>383546000</text:p>
          </table:table-cell>
          <table:table-cell office:value-type="float" office:value="383529000" calcext:value-type="float">
            <text:p>383529000</text:p>
          </table:table-cell>
          <table:table-cell office:value-type="float" office:value="383536000" calcext:value-type="float">
            <text:p>383536000</text:p>
          </table:table-cell>
          <table:table-cell office:value-type="float" office:value="383547000" calcext:value-type="float">
            <text:p>383547000</text:p>
          </table:table-cell>
          <table:table-cell office:value-type="float" office:value="383531000" calcext:value-type="float">
            <text:p>383531000</text:p>
          </table:table-cell>
          <table:table-cell office:value-type="float" office:value="383528000" calcext:value-type="float">
            <text:p>383528000</text:p>
          </table:table-cell>
          <table:table-cell office:value-type="float" office:value="383537000" calcext:value-type="float">
            <text:p>383537000</text:p>
          </table:table-cell>
          <table:table-cell office:value-type="float" office:value="383527000" calcext:value-type="float">
            <text:p>383527000</text:p>
          </table:table-cell>
          <table:table-cell office:value-type="float" office:value="383549000" calcext:value-type="float">
            <text:p>383549000</text:p>
          </table:table-cell>
          <table:table-cell office:value-type="float" office:value="383540000" calcext:value-type="float">
            <text:p>383540000</text:p>
          </table:table-cell>
          <table:table-cell office:value-type="float" office:value="383537000" calcext:value-type="float">
            <text:p>383537000</text:p>
          </table:table-cell>
          <table:table-cell office:value-type="float" office:value="383533000" calcext:value-type="float">
            <text:p>383533000</text:p>
          </table:table-cell>
          <table:table-cell office:value-type="float" office:value="383898000" calcext:value-type="float">
            <text:p>383898000</text:p>
          </table:table-cell>
          <table:table-cell office:value-type="float" office:value="383900000" calcext:value-type="float">
            <text:p>383900000</text:p>
          </table:table-cell>
          <table:table-cell office:value-type="float" office:value="383890000" calcext:value-type="float">
            <text:p>383890000</text:p>
          </table:table-cell>
          <table:table-cell office:value-type="float" office:value="383900000" calcext:value-type="float">
            <text:p>383900000</text:p>
          </table:table-cell>
          <table:table-cell office:value-type="float" office:value="383890000" calcext:value-type="float">
            <text:p>383890000</text:p>
          </table:table-cell>
          <table:table-cell office:value-type="float" office:value="383889000" calcext:value-type="float">
            <text:p>383889000</text:p>
          </table:table-cell>
          <table:table-cell office:value-type="float" office:value="383890000" calcext:value-type="float">
            <text:p>383890000</text:p>
          </table:table-cell>
          <table:table-cell office:value-type="float" office:value="383884000" calcext:value-type="float">
            <text:p>383884000</text:p>
          </table:table-cell>
          <table:table-cell office:value-type="float" office:value="383905000" calcext:value-type="float">
            <text:p>383905000</text:p>
          </table:table-cell>
          <table:table-cell office:value-type="float" office:value="383866000" calcext:value-type="float">
            <text:p>383866000</text:p>
          </table:table-cell>
          <table:table-cell office:value-type="float" office:value="383883000" calcext:value-type="float">
            <text:p>383883000</text:p>
          </table:table-cell>
          <table:table-cell office:value-type="float" office:value="383904000" calcext:value-type="float">
            <text:p>383904000</text:p>
          </table:table-cell>
          <table:table-cell office:value-type="float" office:value="383878000" calcext:value-type="float">
            <text:p>383878000</text:p>
          </table:table-cell>
          <table:table-cell office:value-type="float" office:value="383900000" calcext:value-type="float">
            <text:p>383900000</text:p>
          </table:table-cell>
          <table:table-cell office:value-type="float" office:value="383886000" calcext:value-type="float">
            <text:p>383886000</text:p>
          </table:table-cell>
          <table:table-cell office:value-type="float" office:value="383897000" calcext:value-type="float">
            <text:p>383897000</text:p>
          </table:table-cell>
          <table:table-cell office:value-type="float" office:value="383910000" calcext:value-type="float">
            <text:p>383910000</text:p>
          </table:table-cell>
          <table:table-cell office:value-type="float" office:value="383885000" calcext:value-type="float">
            <text:p>383885000</text:p>
          </table:table-cell>
          <table:table-cell office:value-type="float" office:value="383894000" calcext:value-type="float">
            <text:p>383894000</text:p>
          </table:table-cell>
          <table:table-cell office:value-type="float" office:value="383901000" calcext:value-type="float">
            <text:p>383901000</text:p>
          </table:table-cell>
          <table:table-cell office:value-type="float" office:value="384750000" calcext:value-type="float">
            <text:p>384750000</text:p>
          </table:table-cell>
          <table:table-cell office:value-type="float" office:value="384751000" calcext:value-type="float">
            <text:p>384751000</text:p>
          </table:table-cell>
          <table:table-cell office:value-type="float" office:value="384755000" calcext:value-type="float">
            <text:p>384755000</text:p>
          </table:table-cell>
          <table:table-cell office:value-type="float" office:value="384751000" calcext:value-type="float">
            <text:p>384751000</text:p>
          </table:table-cell>
          <table:table-cell office:value-type="float" office:value="384752000" calcext:value-type="float">
            <text:p>384752000</text:p>
          </table:table-cell>
          <table:table-cell office:value-type="float" office:value="384750000" calcext:value-type="float">
            <text:p>384750000</text:p>
          </table:table-cell>
          <table:table-cell office:value-type="float" office:value="384754000" calcext:value-type="float">
            <text:p>384754000</text:p>
          </table:table-cell>
          <table:table-cell office:value-type="float" office:value="384751000" calcext:value-type="float">
            <text:p>384751000</text:p>
          </table:table-cell>
          <table:table-cell office:value-type="float" office:value="384755000" calcext:value-type="float">
            <text:p>384755000</text:p>
          </table:table-cell>
          <table:table-cell office:value-type="float" office:value="384750000" calcext:value-type="float">
            <text:p>384750000</text:p>
          </table:table-cell>
          <table:table-cell office:value-type="float" office:value="384756000" calcext:value-type="float">
            <text:p>384756000</text:p>
          </table:table-cell>
          <table:table-cell office:value-type="float" office:value="384751000" calcext:value-type="float">
            <text:p>384751000</text:p>
          </table:table-cell>
          <table:table-cell office:value-type="float" office:value="384752000" calcext:value-type="float">
            <text:p>384752000</text:p>
          </table:table-cell>
          <table:table-cell office:value-type="float" office:value="384751000" calcext:value-type="float">
            <text:p>384751000</text:p>
          </table:table-cell>
          <table:table-cell office:value-type="float" office:value="384754000" calcext:value-type="float">
            <text:p>384754000</text:p>
          </table:table-cell>
          <table:table-cell office:value-type="float" office:value="384755000" calcext:value-type="float">
            <text:p>384755000</text:p>
          </table:table-cell>
          <table:table-cell office:value-type="float" office:value="384756000" calcext:value-type="float">
            <text:p>384756000</text:p>
          </table:table-cell>
          <table:table-cell office:value-type="float" office:value="384750000" calcext:value-type="float">
            <text:p>384750000</text:p>
          </table:table-cell>
          <table:table-cell office:value-type="float" office:value="384757000" calcext:value-type="float">
            <text:p>384757000</text:p>
          </table:table-cell>
          <table:table-cell office:value-type="float" office:value="384753000" calcext:value-type="float">
            <text:p>384753000</text:p>
          </table:table-cell>
          <table:table-cell office:value-type="float" office:value="384814000" calcext:value-type="float">
            <text:p>384814000</text:p>
          </table:table-cell>
          <table:table-cell/>
          <table:table-cell table:formula="of:=MAX([.A12:.CD12])" office:value-type="float" office:value="384814000" calcext:value-type="float">
            <text:p>384814000</text:p>
          </table:table-cell>
          <table:table-cell table:number-columns-repeated="3"/>
        </table:table-row>
        <table:table-row table:style-name="ro1">
          <table:table-cell office:value-type="float" office:value="373063000" calcext:value-type="float">
            <text:p>373063000</text:p>
          </table:table-cell>
          <table:table-cell office:value-type="float" office:value="372662000" calcext:value-type="float">
            <text:p>372662000</text:p>
          </table:table-cell>
          <table:table-cell office:value-type="float" office:value="373146000" calcext:value-type="float">
            <text:p>373146000</text:p>
          </table:table-cell>
          <table:table-cell office:value-type="float" office:value="372928000" calcext:value-type="float">
            <text:p>372928000</text:p>
          </table:table-cell>
          <table:table-cell office:value-type="float" office:value="372410000" calcext:value-type="float">
            <text:p>372410000</text:p>
          </table:table-cell>
          <table:table-cell office:value-type="float" office:value="372560000" calcext:value-type="float">
            <text:p>372560000</text:p>
          </table:table-cell>
          <table:table-cell office:value-type="float" office:value="372691000" calcext:value-type="float">
            <text:p>372691000</text:p>
          </table:table-cell>
          <table:table-cell office:value-type="float" office:value="372754000" calcext:value-type="float">
            <text:p>372754000</text:p>
          </table:table-cell>
          <table:table-cell office:value-type="float" office:value="373024000" calcext:value-type="float">
            <text:p>373024000</text:p>
          </table:table-cell>
          <table:table-cell office:value-type="float" office:value="372887000" calcext:value-type="float">
            <text:p>372887000</text:p>
          </table:table-cell>
          <table:table-cell office:value-type="float" office:value="372898000" calcext:value-type="float">
            <text:p>372898000</text:p>
          </table:table-cell>
          <table:table-cell office:value-type="float" office:value="372694000" calcext:value-type="float">
            <text:p>372694000</text:p>
          </table:table-cell>
          <table:table-cell office:value-type="float" office:value="372329000" calcext:value-type="float">
            <text:p>372329000</text:p>
          </table:table-cell>
          <table:table-cell office:value-type="float" office:value="372807000" calcext:value-type="float">
            <text:p>372807000</text:p>
          </table:table-cell>
          <table:table-cell office:value-type="float" office:value="372584000" calcext:value-type="float">
            <text:p>372584000</text:p>
          </table:table-cell>
          <table:table-cell office:value-type="float" office:value="372702000" calcext:value-type="float">
            <text:p>372702000</text:p>
          </table:table-cell>
          <table:table-cell office:value-type="float" office:value="372716000" calcext:value-type="float">
            <text:p>372716000</text:p>
          </table:table-cell>
          <table:table-cell office:value-type="float" office:value="372714000" calcext:value-type="float">
            <text:p>372714000</text:p>
          </table:table-cell>
          <table:table-cell office:value-type="float" office:value="372440000" calcext:value-type="float">
            <text:p>372440000</text:p>
          </table:table-cell>
          <table:table-cell office:value-type="float" office:value="372697000" calcext:value-type="float">
            <text:p>372697000</text:p>
          </table:table-cell>
          <table:table-cell office:value-type="float" office:value="382342000" calcext:value-type="float">
            <text:p>382342000</text:p>
          </table:table-cell>
          <table:table-cell office:value-type="float" office:value="382333000" calcext:value-type="float">
            <text:p>382333000</text:p>
          </table:table-cell>
          <table:table-cell office:value-type="float" office:value="382342000" calcext:value-type="float">
            <text:p>382342000</text:p>
          </table:table-cell>
          <table:table-cell office:value-type="float" office:value="382358000" calcext:value-type="float">
            <text:p>382358000</text:p>
          </table:table-cell>
          <table:table-cell office:value-type="float" office:value="382335000" calcext:value-type="float">
            <text:p>382335000</text:p>
          </table:table-cell>
          <table:table-cell office:value-type="float" office:value="382339000" calcext:value-type="float">
            <text:p>382339000</text:p>
          </table:table-cell>
          <table:table-cell office:value-type="float" office:value="382343000" calcext:value-type="float">
            <text:p>382343000</text:p>
          </table:table-cell>
          <table:table-cell office:value-type="float" office:value="382339000" calcext:value-type="float">
            <text:p>382339000</text:p>
          </table:table-cell>
          <table:table-cell office:value-type="float" office:value="382346000" calcext:value-type="float">
            <text:p>382346000</text:p>
          </table:table-cell>
          <table:table-cell office:value-type="float" office:value="382343000" calcext:value-type="float">
            <text:p>382343000</text:p>
          </table:table-cell>
          <table:table-cell office:value-type="float" office:value="382337000" calcext:value-type="float">
            <text:p>382337000</text:p>
          </table:table-cell>
          <table:table-cell office:value-type="float" office:value="382345000" calcext:value-type="float">
            <text:p>382345000</text:p>
          </table:table-cell>
          <table:table-cell office:value-type="float" office:value="382347000" calcext:value-type="float">
            <text:p>382347000</text:p>
          </table:table-cell>
          <table:table-cell office:value-type="float" office:value="382335000" calcext:value-type="float">
            <text:p>382335000</text:p>
          </table:table-cell>
          <table:table-cell table:number-columns-repeated="2" office:value-type="float" office:value="382345000" calcext:value-type="float">
            <text:p>382345000</text:p>
          </table:table-cell>
          <table:table-cell office:value-type="float" office:value="382342000" calcext:value-type="float">
            <text:p>382342000</text:p>
          </table:table-cell>
          <table:table-cell table:number-columns-repeated="2" office:value-type="float" office:value="382339000" calcext:value-type="float">
            <text:p>382339000</text:p>
          </table:table-cell>
          <table:table-cell office:value-type="float" office:value="382341000" calcext:value-type="float">
            <text:p>382341000</text:p>
          </table:table-cell>
          <table:table-cell table:number-columns-repeated="2" office:value-type="float" office:value="382800000" calcext:value-type="float">
            <text:p>382800000</text:p>
          </table:table-cell>
          <table:table-cell office:value-type="float" office:value="382790000" calcext:value-type="float">
            <text:p>382790000</text:p>
          </table:table-cell>
          <table:table-cell office:value-type="float" office:value="382804000" calcext:value-type="float">
            <text:p>382804000</text:p>
          </table:table-cell>
          <table:table-cell office:value-type="float" office:value="382778000" calcext:value-type="float">
            <text:p>382778000</text:p>
          </table:table-cell>
          <table:table-cell office:value-type="float" office:value="382760000" calcext:value-type="float">
            <text:p>382760000</text:p>
          </table:table-cell>
          <table:table-cell office:value-type="float" office:value="382795000" calcext:value-type="float">
            <text:p>382795000</text:p>
          </table:table-cell>
          <table:table-cell office:value-type="float" office:value="382775000" calcext:value-type="float">
            <text:p>382775000</text:p>
          </table:table-cell>
          <table:table-cell office:value-type="float" office:value="382792000" calcext:value-type="float">
            <text:p>382792000</text:p>
          </table:table-cell>
          <table:table-cell office:value-type="float" office:value="382732000" calcext:value-type="float">
            <text:p>382732000</text:p>
          </table:table-cell>
          <table:table-cell office:value-type="float" office:value="382717000" calcext:value-type="float">
            <text:p>382717000</text:p>
          </table:table-cell>
          <table:table-cell office:value-type="float" office:value="382771000" calcext:value-type="float">
            <text:p>382771000</text:p>
          </table:table-cell>
          <table:table-cell office:value-type="float" office:value="382783000" calcext:value-type="float">
            <text:p>382783000</text:p>
          </table:table-cell>
          <table:table-cell office:value-type="float" office:value="382776000" calcext:value-type="float">
            <text:p>382776000</text:p>
          </table:table-cell>
          <table:table-cell office:value-type="float" office:value="382769000" calcext:value-type="float">
            <text:p>382769000</text:p>
          </table:table-cell>
          <table:table-cell office:value-type="float" office:value="382750000" calcext:value-type="float">
            <text:p>382750000</text:p>
          </table:table-cell>
          <table:table-cell office:value-type="float" office:value="382780000" calcext:value-type="float">
            <text:p>382780000</text:p>
          </table:table-cell>
          <table:table-cell office:value-type="float" office:value="382766000" calcext:value-type="float">
            <text:p>382766000</text:p>
          </table:table-cell>
          <table:table-cell office:value-type="float" office:value="382783000" calcext:value-type="float">
            <text:p>382783000</text:p>
          </table:table-cell>
          <table:table-cell office:value-type="float" office:value="382807000" calcext:value-type="float">
            <text:p>382807000</text:p>
          </table:table-cell>
          <table:table-cell office:value-type="float" office:value="382799000" calcext:value-type="float">
            <text:p>382799000</text:p>
          </table:table-cell>
          <table:table-cell table:number-columns-repeated="21" office:value-type="float" office:value="384645000" calcext:value-type="float">
            <text:p>384645000</text:p>
          </table:table-cell>
          <table:table-cell/>
          <table:table-cell table:formula="of:=MAX([.A13:.CD13])" office:value-type="float" office:value="384645000" calcext:value-type="float">
            <text:p>384645000</text:p>
          </table:table-cell>
          <table:table-cell table:number-columns-repeated="3"/>
        </table:table-row>
        <table:table-row table:style-name="ro1" table:number-rows-repeated="1048562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22:16:11.076532976</dc:date>
    <meta:editing-duration>PT2M15S</meta:editing-duration>
    <meta:editing-cycles>1</meta:editing-cycles>
    <meta:document-statistic meta:table-count="1" meta:cell-count="843" meta:object-count="0"/>
    <meta:generator>LibreOffice/5.1.6.2$Linux_X86_64 LibreOffice_project/10m0$Build-2</meta:generator>
  </office:meta>
</office:document-meta>
</file>